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HintsPredicates.onType( TypeReference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ationHintsPredicates.onTyp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tionHintsPredicates.SerializationHints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